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e30" officeooo:paragraph-rsid="000aee30"/>
    </style:style>
    <style:style style:name="P2" style:family="paragraph" style:parent-style-name="Standard">
      <style:text-properties officeooo:rsid="000aee30" officeooo:paragraph-rsid="000bb13e"/>
    </style:style>
    <style:style style:name="P3" style:family="paragraph" style:parent-style-name="Standard">
      <style:text-properties officeooo:rsid="000bb13e" officeooo:paragraph-rsid="000bb13e"/>
    </style:style>
    <style:style style:name="P4" style:family="paragraph" style:parent-style-name="Standard">
      <style:text-properties officeooo:rsid="000d644d" officeooo:paragraph-rsid="000d644d"/>
    </style:style>
    <style:style style:name="T1" style:family="text">
      <style:text-properties officeooo:rsid="000dc4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icionados ao projeto:</text:p>
      <text:p text:style-name="P1"/>
      <text:p text:style-name="P1">Tipos de questão </text:p>
      <text:p text:style-name="P1"/>
      <text:p text:style-name="P1">Asserção /razão</text:p>
      <text:p text:style-name="P1">Interpretação </text:p>
      <text:p text:style-name="P1">Resposta múltipla</text:p>
      <text:p text:style-name="P1"/>
      <text:p text:style-name="P1"/>
      <text:p text:style-name="P1">Classificação em função da disciplina.</text:p>
      <text:p text:style-name="P1"/>
      <text:p text:style-name="P1">Classificação da questão: fácil médio difícil</text:p>
      <text:p text:style-name="P1"/>
      <text:p text:style-name="P4">// Adicionar critério → criar avaliação de acordo com a origem da questão.</text:p>
      <text:p text:style-name="P1"/>
      <text:p text:style-name="P3">Estabelecer critério de quantidades de questões de acordo com a complexidade</text:p>
      <text:p text:style-name="P1"/>
      <text:p text:style-name="P3">Quando o tempo da prova acabar ele salva as questões</text:p>
      <text:p text:style-name="P3"/>
      <text:p text:style-name="P3">Tentativa permitida 1 só</text:p>
      <text:p text:style-name="P3"/>
      <text:p text:style-name="P3">Métodos de avaliação – No feedback</text:p>
      <text:p text:style-name="P3"/>
      <text:p text:style-name="P3"/>
      <text:p text:style-name="P1"/>
      <text:p text:style-name="P3">Tempo máximo de realização da prova.</text:p>
      <text:p text:style-name="P2"/>
      <text:p text:style-name="P1">Alterar complexidade da questão</text:p>
      <text:p text:style-name="P1"/>
      <text:p text:style-name="P4">Configurar COMO a prova será feita <text:span text:style-name="T1">(feedback, quantidade de questões por página, se é possível voltar ou não na questão)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zys </meta:initial-creator>
    <meta:creation-date>2015-03-17T17:24:13.583560098</meta:creation-date>
    <dc:date>2015-03-17T18:58:13.256466244</dc:date>
    <dc:creator>Genezys </dc:creator>
    <meta:editing-duration>PT2M</meta:editing-duration>
    <meta:editing-cycles>1</meta:editing-cycles>
    <meta:document-statistic meta:table-count="0" meta:image-count="0" meta:object-count="0" meta:page-count="1" meta:paragraph-count="15" meta:word-count="95" meta:character-count="616" meta:non-whitespace-character-count="533"/>
    <meta:generator>LibreOffice/4.3.3.2$Linux_X86_64 LibreOffice_project/430m0$Build-2</meta:generator>
  </office:meta>
</office:document-meta>
</file>